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>
      <style:text-properties style:font-name="Courier New" style:font-name-asian="Courier New" style:font-name-complex="Courier New" style:font-family-generic="modern"/>
    </style:style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3" style:family="table-cell" style:parent-style-name="Default" style:data-style-name="N0">
      <style:table-cell-properties fo:background-color="#FFFF00"/>
      <style:text-properties style:font-name="Courier New" style:font-name-asian="Courier New" style:font-name-complex="Courier New" style:font-family-generic="modern"/>
    </style:style>
    <style:style style:name="ce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6" style:family="table-cell" style:parent-style-name="Default" style:data-style-name="N0">
      <style:table-cell-properties fo:background-color="#FFFF00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11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ce12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style:font-name="Courier New" style:font-name-asian="Courier New" style:font-name-complex="Courier New" fo:font-size="14pt" style:font-size-asian="14pt" style:font-size-complex="14pt" fo:font-weight="bold" style:font-weight-asian="bold" style:font-weight-complex="bold" style:font-family-generic="modern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0.9272916666667cm"/>
    </style:style>
    <style:style style:name="co3" style:family="table-column">
      <style:table-column-properties fo:break-before="auto" style:column-width="2.75166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ís_estrangeiro" table:style-name="ta1">
        <table:table-column table:style-name="co1" table:default-cell-style-name="ce10"/>
        <table:table-column table:style-name="co2" table:default-cell-style-name="ce1"/>
        <table:table-column table:style-name="co1" table:default-cell-style-name="ce9"/>
        <table:table-column table:style-name="co3" table:number-columns-repeated="16381" table:default-cell-style-name="ce1"/>
        <table:table-row table:style-name="ro1">
          <table:table-cell office:value-type="string" table:number-columns-spanned="3" table:number-rows-spanned="1" table:style-name="ce11">
            <text:p>MIGRAÇÃO E DESLOCAMENTO – CENSO 2010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2">
            <text:p>Países estrangeiros, com respectivos códigos, segundo os continentes - 2010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table:style-name="ce2"/>
          <table:table-cell table:style-name="ce3"/>
          <table:table-cell table:style-name="ce4"/>
          <table:table-cell table:number-columns-repeated="16381"/>
        </table:table-row>
        <table:table-row table:style-name="ro3">
          <table:table-cell office:value-type="string" table:style-name="ce5">
            <text:p>CONTINENTES</text:p>
          </table:table-cell>
          <table:table-cell office:value-type="string" table:style-name="ce6">
            <text:p><text:s text:c="15"/>PAÍSES ESTRANGEIROS</text:p>
          </table:table-cell>
          <table:table-cell office:value-type="string" table:style-name="ce7">
            <text:p><text:s/>CÓDIGOS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AFRICA</text:p>
          </table:table-cell>
          <table:table-cell table:style-name="ce1"/>
          <table:table-cell table:style-name="ce9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style-name="ce10"/>
          <table:table-cell office:value-type="string" table:style-name="ce1">
            <text:p>ÁFRICA DO SUL</text:p>
          </table:table-cell>
          <table:table-cell office:value-type="float" office:value="8000710" table:style-name="ce9">
            <text:p>8000710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ANGOLA</text:p>
          </table:table-cell>
          <table:table-cell office:value-type="float" office:value="8000024" table:style-name="ce9">
            <text:p>8000024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ARGÉLIA</text:p>
          </table:table-cell>
          <table:table-cell office:value-type="float" office:value="8000012" table:style-name="ce9">
            <text:p>8000012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BENIN</text:p>
          </table:table-cell>
          <table:table-cell office:value-type="float" office:value="8000204" table:style-name="ce9">
            <text:p>8000204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BOTSWANA</text:p>
          </table:table-cell>
          <table:table-cell office:value-type="float" office:value="8000072" table:style-name="ce9">
            <text:p>8000072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BURKINA FASSO</text:p>
          </table:table-cell>
          <table:table-cell office:value-type="float" office:value="8000854" table:style-name="ce9">
            <text:p>8000854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BURUNDI</text:p>
          </table:table-cell>
          <table:table-cell office:value-type="float" office:value="8000108" table:style-name="ce9">
            <text:p>8000108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CABO VERDE</text:p>
          </table:table-cell>
          <table:table-cell office:value-type="float" office:value="8000132" table:style-name="ce9">
            <text:p>8000132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CAMARÕES</text:p>
          </table:table-cell>
          <table:table-cell office:value-type="float" office:value="8000120" table:style-name="ce9">
            <text:p>800012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HADE</text:p>
          </table:table-cell>
          <table:table-cell office:value-type="float" office:value="8000148" table:style-name="ce9">
            <text:p>800014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OMORES</text:p>
          </table:table-cell>
          <table:table-cell office:value-type="float" office:value="8000174" table:style-name="ce9">
            <text:p>800017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ONGO</text:p>
          </table:table-cell>
          <table:table-cell office:value-type="float" office:value="8000178" table:style-name="ce9">
            <text:p>800017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OSTA DO MARFIM</text:p>
          </table:table-cell>
          <table:table-cell office:value-type="float" office:value="8000384" table:style-name="ce9">
            <text:p>800038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DJIBUTI</text:p>
          </table:table-cell>
          <table:table-cell office:value-type="float" office:value="8000262" table:style-name="ce9">
            <text:p>80002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EGITO</text:p>
          </table:table-cell>
          <table:table-cell office:value-type="float" office:value="8000818" table:style-name="ce9">
            <text:p>800081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ERITRÉIA</text:p>
          </table:table-cell>
          <table:table-cell office:value-type="float" office:value="8000232" table:style-name="ce9">
            <text:p>800023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ETIÓPIA</text:p>
          </table:table-cell>
          <table:table-cell office:value-type="float" office:value="8000231" table:style-name="ce9">
            <text:p>800023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GABÃO</text:p>
          </table:table-cell>
          <table:table-cell office:value-type="float" office:value="8000266" table:style-name="ce9">
            <text:p>800026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GÂMBIA</text:p>
          </table:table-cell>
          <table:table-cell office:value-type="float" office:value="8000270" table:style-name="ce9">
            <text:p>80002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GANA</text:p>
          </table:table-cell>
          <table:table-cell office:value-type="float" office:value="8000288" table:style-name="ce9">
            <text:p>800028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GUINÉ</text:p>
          </table:table-cell>
          <table:table-cell office:value-type="float" office:value="8000324" table:style-name="ce9">
            <text:p>800032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GUINÉ BISSAU</text:p>
          </table:table-cell>
          <table:table-cell office:value-type="float" office:value="8000624" table:style-name="ce9">
            <text:p>800062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GUINÉ EQUATORIAL</text:p>
          </table:table-cell>
          <table:table-cell office:value-type="float" office:value="8000226" table:style-name="ce9">
            <text:p>800022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LESOTO</text:p>
          </table:table-cell>
          <table:table-cell office:value-type="float" office:value="8000426" table:style-name="ce9">
            <text:p>800042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LIBÉRIA</text:p>
          </table:table-cell>
          <table:table-cell office:value-type="float" office:value="8000430" table:style-name="ce9">
            <text:p>800043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LÍBIA</text:p>
          </table:table-cell>
          <table:table-cell office:value-type="float" office:value="8000434" table:style-name="ce9">
            <text:p>800043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ADAGASCAR</text:p>
          </table:table-cell>
          <table:table-cell office:value-type="float" office:value="8000450" table:style-name="ce9">
            <text:p>800045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ALAWI</text:p>
          </table:table-cell>
          <table:table-cell office:value-type="float" office:value="8000454" table:style-name="ce9">
            <text:p>800045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ALI</text:p>
          </table:table-cell>
          <table:table-cell office:value-type="float" office:value="8000466" table:style-name="ce9">
            <text:p>800046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ARROCOS</text:p>
          </table:table-cell>
          <table:table-cell office:value-type="float" office:value="8000504" table:style-name="ce9">
            <text:p>800050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AURÍCIO</text:p>
          </table:table-cell>
          <table:table-cell office:value-type="float" office:value="8000480" table:style-name="ce9">
            <text:p>800048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AURITÂNIA</text:p>
          </table:table-cell>
          <table:table-cell office:value-type="float" office:value="8000478" table:style-name="ce9">
            <text:p>800047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OÇAMBIQUE</text:p>
          </table:table-cell>
          <table:table-cell office:value-type="float" office:value="8000508" table:style-name="ce9">
            <text:p>800050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NAMÍBIA</text:p>
          </table:table-cell>
          <table:table-cell office:value-type="float" office:value="8000516" table:style-name="ce9">
            <text:p>800051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NIGER</text:p>
          </table:table-cell>
          <table:table-cell office:value-type="float" office:value="8000562" table:style-name="ce9">
            <text:p>80005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NIGÉRIA</text:p>
          </table:table-cell>
          <table:table-cell office:value-type="float" office:value="8000566" table:style-name="ce9">
            <text:p>800056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QUÊNIA</text:p>
          </table:table-cell>
          <table:table-cell office:value-type="float" office:value="8000404" table:style-name="ce9">
            <text:p>800040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REPÚBLICA CENTRO AFRICANA</text:p>
          </table:table-cell>
          <table:table-cell office:value-type="float" office:value="8000140" table:style-name="ce9">
            <text:p>800014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REPÚBLICA DEMOCRÁTICA DO CONGO</text:p>
          </table:table-cell>
          <table:table-cell office:value-type="float" office:value="8000180" table:style-name="ce9">
            <text:p>800018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RUANDA</text:p>
          </table:table-cell>
          <table:table-cell office:value-type="float" office:value="8000646" table:style-name="ce9">
            <text:p>800064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SÃO TOMÉ E PRÍNCIPE</text:p>
          </table:table-cell>
          <table:table-cell office:value-type="float" office:value="8000678" table:style-name="ce9">
            <text:p>8000678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SENEGAL</text:p>
          </table:table-cell>
          <table:table-cell office:value-type="float" office:value="8000686" table:style-name="ce9">
            <text:p>8000686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SERRA LEOA</text:p>
          </table:table-cell>
          <table:table-cell office:value-type="float" office:value="8000694" table:style-name="ce9">
            <text:p>8000694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SEYCHELLES</text:p>
          </table:table-cell>
          <table:table-cell office:value-type="float" office:value="8000690" table:style-name="ce9">
            <text:p>8000690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SOMÁLIA</text:p>
          </table:table-cell>
          <table:table-cell office:value-type="float" office:value="8000706" table:style-name="ce9">
            <text:p>8000706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SUAZILÂNDIA</text:p>
          </table:table-cell>
          <table:table-cell office:value-type="float" office:value="8000748" table:style-name="ce9">
            <text:p>8000748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SUDÃO</text:p>
          </table:table-cell>
          <table:table-cell office:value-type="float" office:value="8000736" table:style-name="ce9">
            <text:p>8000736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TANZÂNIA</text:p>
          </table:table-cell>
          <table:table-cell office:value-type="float" office:value="8000834" table:style-name="ce9">
            <text:p>8000834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TOGO</text:p>
          </table:table-cell>
          <table:table-cell office:value-type="float" office:value="8000768" table:style-name="ce9">
            <text:p>8000768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TUNÍSIA</text:p>
          </table:table-cell>
          <table:table-cell office:value-type="float" office:value="8000788" table:style-name="ce9">
            <text:p>8000788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UGANDA</text:p>
          </table:table-cell>
          <table:table-cell office:value-type="float" office:value="8000800" table:style-name="ce9">
            <text:p>8000800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ZÂMBIA</text:p>
          </table:table-cell>
          <table:table-cell office:value-type="float" office:value="8000894" table:style-name="ce9">
            <text:p>8000894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ZIMBABUE</text:p>
          </table:table-cell>
          <table:table-cell office:value-type="float" office:value="8000716" table:style-name="ce9">
            <text:p>8000716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AMERICA</text:p>
          </table:table-cell>
          <table:table-cell table:style-name="ce1"/>
          <table:table-cell table:style-name="ce9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style-name="ce10"/>
          <table:table-cell office:value-type="string" table:style-name="ce1">
            <text:p>ANTÍGUA E BARBUDA</text:p>
          </table:table-cell>
          <table:table-cell office:value-type="float" office:value="8000028" table:style-name="ce9">
            <text:p>800002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ARGENTINA</text:p>
          </table:table-cell>
          <table:table-cell office:value-type="float" office:value="8000032" table:style-name="ce9">
            <text:p>800003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BAHAMAS</text:p>
          </table:table-cell>
          <table:table-cell office:value-type="float" office:value="8000044" table:style-name="ce9">
            <text:p>800004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BARBADOS</text:p>
          </table:table-cell>
          <table:table-cell office:value-type="float" office:value="8000052" table:style-name="ce9">
            <text:p>800005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BELIZE</text:p>
          </table:table-cell>
          <table:table-cell office:value-type="float" office:value="8000084" table:style-name="ce9">
            <text:p>800008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BOLÍVIA</text:p>
          </table:table-cell>
          <table:table-cell office:value-type="float" office:value="8000068" table:style-name="ce9">
            <text:p>80000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ANADÁ</text:p>
          </table:table-cell>
          <table:table-cell office:value-type="float" office:value="8000124" table:style-name="ce9">
            <text:p>800012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HILE</text:p>
          </table:table-cell>
          <table:table-cell office:value-type="float" office:value="8000152" table:style-name="ce9">
            <text:p>800015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OLÔMBIA</text:p>
          </table:table-cell>
          <table:table-cell office:value-type="float" office:value="8000170" table:style-name="ce9">
            <text:p>80001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OSTA RICA</text:p>
          </table:table-cell>
          <table:table-cell office:value-type="float" office:value="8000188" table:style-name="ce9">
            <text:p>800018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UBA</text:p>
          </table:table-cell>
          <table:table-cell office:value-type="float" office:value="8000192" table:style-name="ce9">
            <text:p>800019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DOMINICA</text:p>
          </table:table-cell>
          <table:table-cell office:value-type="float" office:value="8000212" table:style-name="ce9">
            <text:p>800021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EL SALVADOR</text:p>
          </table:table-cell>
          <table:table-cell office:value-type="float" office:value="8000222" table:style-name="ce9">
            <text:p>800022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EQUADOR</text:p>
          </table:table-cell>
          <table:table-cell office:value-type="float" office:value="8000218" table:style-name="ce9">
            <text:p>800021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ESTADOS UNIDOS</text:p>
          </table:table-cell>
          <table:table-cell office:value-type="float" office:value="8000840" table:style-name="ce9">
            <text:p>800084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GRANADA</text:p>
          </table:table-cell>
          <table:table-cell office:value-type="float" office:value="8000308" table:style-name="ce9">
            <text:p>800030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GUATEMALA</text:p>
          </table:table-cell>
          <table:table-cell office:value-type="float" office:value="8000320" table:style-name="ce9">
            <text:p>800032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GUIANA</text:p>
          </table:table-cell>
          <table:table-cell office:value-type="float" office:value="8000328" table:style-name="ce9">
            <text:p>800032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GUIANA FRANCESA</text:p>
          </table:table-cell>
          <table:table-cell office:value-type="float" office:value="8000254" table:style-name="ce9">
            <text:p>800025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HAITI</text:p>
          </table:table-cell>
          <table:table-cell office:value-type="float" office:value="8000332" table:style-name="ce9">
            <text:p>800033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HONDURAS</text:p>
          </table:table-cell>
          <table:table-cell office:value-type="float" office:value="8000340" table:style-name="ce9">
            <text:p>800034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JAMAICA</text:p>
          </table:table-cell>
          <table:table-cell office:value-type="float" office:value="8000388" table:style-name="ce9">
            <text:p>800038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ÉXICO</text:p>
          </table:table-cell>
          <table:table-cell office:value-type="float" office:value="8000484" table:style-name="ce9">
            <text:p>800048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NICARÁGUA</text:p>
          </table:table-cell>
          <table:table-cell office:value-type="float" office:value="8000558" table:style-name="ce9">
            <text:p>80005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PANAMÁ</text:p>
          </table:table-cell>
          <table:table-cell office:value-type="float" office:value="8000591" table:style-name="ce9">
            <text:p>800059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PARAGUAI</text:p>
          </table:table-cell>
          <table:table-cell office:value-type="float" office:value="8000600" table:style-name="ce9">
            <text:p>80006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PERU</text:p>
          </table:table-cell>
          <table:table-cell office:value-type="float" office:value="8000604" table:style-name="ce9">
            <text:p>800060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REPÚBLICA DOMINICANA</text:p>
          </table:table-cell>
          <table:table-cell office:value-type="float" office:value="8000214" table:style-name="ce9">
            <text:p>800021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SANTA LÚCIA</text:p>
          </table:table-cell>
          <table:table-cell office:value-type="float" office:value="8000662" table:style-name="ce9">
            <text:p>80006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SÃO CRISTÓVÃO E NEVIS</text:p>
          </table:table-cell>
          <table:table-cell office:value-type="float" office:value="8000659" table:style-name="ce9">
            <text:p>800065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SAO VICENTE E GRANADINAS</text:p>
          </table:table-cell>
          <table:table-cell office:value-type="float" office:value="8000670" table:style-name="ce9">
            <text:p>80006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SURINAME</text:p>
          </table:table-cell>
          <table:table-cell office:value-type="float" office:value="8000740" table:style-name="ce9">
            <text:p>800074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TRINIDAD E TOBAGO</text:p>
          </table:table-cell>
          <table:table-cell office:value-type="float" office:value="8000780" table:style-name="ce9">
            <text:p>8000780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URUGUAI</text:p>
          </table:table-cell>
          <table:table-cell office:value-type="float" office:value="8000858" table:style-name="ce9">
            <text:p>8000858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VENEZUELA</text:p>
          </table:table-cell>
          <table:table-cell office:value-type="float" office:value="8000862" table:style-name="ce9">
            <text:p>8000862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ASIA</text:p>
          </table:table-cell>
          <table:table-cell table:style-name="ce1"/>
          <table:table-cell table:style-name="ce9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style-name="ce10"/>
          <table:table-cell office:value-type="string" table:style-name="ce1">
            <text:p>AFEGANISTÃO</text:p>
          </table:table-cell>
          <table:table-cell office:value-type="float" office:value="8000004" table:style-name="ce9">
            <text:p>8000004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ARÁBIA SAUDITA</text:p>
          </table:table-cell>
          <table:table-cell office:value-type="float" office:value="8000682" table:style-name="ce9">
            <text:p>8000682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ARMÊNIA</text:p>
          </table:table-cell>
          <table:table-cell office:value-type="float" office:value="8000051" table:style-name="ce9">
            <text:p>8000051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AZERBAIDJÃO</text:p>
          </table:table-cell>
          <table:table-cell office:value-type="float" office:value="8000031" table:style-name="ce9">
            <text:p>8000031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BAHREIN</text:p>
          </table:table-cell>
          <table:table-cell office:value-type="float" office:value="8000048" table:style-name="ce9">
            <text:p>8000048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BANGLADESH</text:p>
          </table:table-cell>
          <table:table-cell office:value-type="float" office:value="8000050" table:style-name="ce9">
            <text:p>8000050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BRUNEI DARUSSALAN</text:p>
          </table:table-cell>
          <table:table-cell office:value-type="float" office:value="8000096" table:style-name="ce9">
            <text:p>8000096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BUTÃO</text:p>
          </table:table-cell>
          <table:table-cell office:value-type="float" office:value="8000064" table:style-name="ce9">
            <text:p>8000064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CAMBOJA</text:p>
          </table:table-cell>
          <table:table-cell office:value-type="float" office:value="8000116" table:style-name="ce9">
            <text:p>8000116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CASAQUISTÃO</text:p>
          </table:table-cell>
          <table:table-cell office:value-type="float" office:value="8000398" table:style-name="ce9">
            <text:p>8000398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CATAR</text:p>
          </table:table-cell>
          <table:table-cell office:value-type="float" office:value="8000634" table:style-name="ce9">
            <text:p>800063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HINA</text:p>
          </table:table-cell>
          <table:table-cell office:value-type="float" office:value="8000156" table:style-name="ce9">
            <text:p>800015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HIPRE</text:p>
          </table:table-cell>
          <table:table-cell office:value-type="float" office:value="8000196" table:style-name="ce9">
            <text:p>800019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CINGAPURA</text:p>
          </table:table-cell>
          <table:table-cell office:value-type="float" office:value="8000702" table:style-name="ce9">
            <text:p>800070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EMIRADOS ÁRABES UNIDOS</text:p>
          </table:table-cell>
          <table:table-cell office:value-type="float" office:value="8000784" table:style-name="ce9">
            <text:p>800078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FILIPINAS</text:p>
          </table:table-cell>
          <table:table-cell office:value-type="float" office:value="8000608" table:style-name="ce9">
            <text:p>800060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GEÓRGIA</text:p>
          </table:table-cell>
          <table:table-cell office:value-type="float" office:value="8000268" table:style-name="ce9">
            <text:p>80002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IÊMEN</text:p>
          </table:table-cell>
          <table:table-cell office:value-type="float" office:value="8000887" table:style-name="ce9">
            <text:p>800088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ÍNDIA</text:p>
          </table:table-cell>
          <table:table-cell office:value-type="float" office:value="8000356" table:style-name="ce9">
            <text:p>800035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INDONÉSIA</text:p>
          </table:table-cell>
          <table:table-cell office:value-type="float" office:value="8000360" table:style-name="ce9">
            <text:p>80003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IRÃ</text:p>
          </table:table-cell>
          <table:table-cell office:value-type="float" office:value="8000364" table:style-name="ce9">
            <text:p>80003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IRAQUE</text:p>
          </table:table-cell>
          <table:table-cell office:value-type="float" office:value="8000368" table:style-name="ce9">
            <text:p>800036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ISRAEL</text:p>
          </table:table-cell>
          <table:table-cell office:value-type="float" office:value="8000376" table:style-name="ce9">
            <text:p>800037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JAPÃO</text:p>
          </table:table-cell>
          <table:table-cell office:value-type="float" office:value="8000392" table:style-name="ce9">
            <text:p>800039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JORDÂNIA</text:p>
          </table:table-cell>
          <table:table-cell office:value-type="float" office:value="8000400" table:style-name="ce9">
            <text:p>80004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KUWAIT</text:p>
          </table:table-cell>
          <table:table-cell office:value-type="float" office:value="8000414" table:style-name="ce9">
            <text:p>800041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LÍBANO</text:p>
          </table:table-cell>
          <table:table-cell office:value-type="float" office:value="8000422" table:style-name="ce9">
            <text:p>800042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ALÁSIA</text:p>
          </table:table-cell>
          <table:table-cell office:value-type="float" office:value="8000458" table:style-name="ce9">
            <text:p>800045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ALDIVAS</text:p>
          </table:table-cell>
          <table:table-cell office:value-type="float" office:value="8000462" table:style-name="ce9">
            <text:p>80004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IANMAR</text:p>
          </table:table-cell>
          <table:table-cell office:value-type="float" office:value="8000104" table:style-name="ce9">
            <text:p>800010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ONGÓLIA</text:p>
          </table:table-cell>
          <table:table-cell office:value-type="float" office:value="8000496" table:style-name="ce9">
            <text:p>800049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NEPAL</text:p>
          </table:table-cell>
          <table:table-cell office:value-type="float" office:value="8000524" table:style-name="ce9">
            <text:p>800052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OMAN</text:p>
          </table:table-cell>
          <table:table-cell office:value-type="float" office:value="8000512" table:style-name="ce9">
            <text:p>800051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PAQUISTÃO</text:p>
          </table:table-cell>
          <table:table-cell office:value-type="float" office:value="8000586" table:style-name="ce9">
            <text:p>800058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QUIRGUISTÃO</text:p>
          </table:table-cell>
          <table:table-cell office:value-type="float" office:value="8000417" table:style-name="ce9">
            <text:p>800041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REPÚBLICA DA COREIA</text:p>
          </table:table-cell>
          <table:table-cell office:value-type="float" office:value="8000410" table:style-name="ce9">
            <text:p>800041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REPÚBLICA DEMOCRÁTICA POPULAR DO LAOS</text:p>
          </table:table-cell>
          <table:table-cell office:value-type="float" office:value="8000418" table:style-name="ce9">
            <text:p>800041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REPÚBLICA POPULAR DEMOCRÁTICA DA COREIA</text:p>
          </table:table-cell>
          <table:table-cell office:value-type="float" office:value="8000408" table:style-name="ce9">
            <text:p>800040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SÍRIA</text:p>
          </table:table-cell>
          <table:table-cell office:value-type="float" office:value="8000760" table:style-name="ce9">
            <text:p>800076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SRI LANKA</text:p>
          </table:table-cell>
          <table:table-cell office:value-type="float" office:value="8000144" table:style-name="ce9">
            <text:p>800014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TADJIQUISTÃO</text:p>
          </table:table-cell>
          <table:table-cell office:value-type="float" office:value="8000762" table:style-name="ce9">
            <text:p>800076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TAILÂNDIA</text:p>
          </table:table-cell>
          <table:table-cell office:value-type="float" office:value="8000764" table:style-name="ce9">
            <text:p>800076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TIMOR LESTE</text:p>
          </table:table-cell>
          <table:table-cell office:value-type="float" office:value="8000626" table:style-name="ce9">
            <text:p>8000626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TURCOMENISTÃO</text:p>
          </table:table-cell>
          <table:table-cell office:value-type="float" office:value="8000795" table:style-name="ce9">
            <text:p>8000795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TURQUIA</text:p>
          </table:table-cell>
          <table:table-cell office:value-type="float" office:value="8000792" table:style-name="ce9">
            <text:p>8000792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UZBEQUISTÃO</text:p>
          </table:table-cell>
          <table:table-cell office:value-type="float" office:value="8000860" table:style-name="ce9">
            <text:p>8000860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VIETNÃ</text:p>
          </table:table-cell>
          <table:table-cell office:value-type="float" office:value="8000704" table:style-name="ce9">
            <text:p>8000704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EUROPA</text:p>
          </table:table-cell>
          <table:table-cell table:style-name="ce1"/>
          <table:table-cell table:style-name="ce9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style-name="ce10"/>
          <table:table-cell office:value-type="string" table:style-name="ce1">
            <text:p>ALBÂNIA</text:p>
          </table:table-cell>
          <table:table-cell office:value-type="float" office:value="8000008" table:style-name="ce9">
            <text:p>8000008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ALEMANHA</text:p>
          </table:table-cell>
          <table:table-cell office:value-type="float" office:value="8000276" table:style-name="ce9">
            <text:p>8000276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ANDORRA</text:p>
          </table:table-cell>
          <table:table-cell office:value-type="float" office:value="8000020" table:style-name="ce9">
            <text:p>8000020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ÁUSTRIA</text:p>
          </table:table-cell>
          <table:table-cell office:value-type="float" office:value="8000040" table:style-name="ce9">
            <text:p>8000040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BELARUS</text:p>
          </table:table-cell>
          <table:table-cell office:value-type="float" office:value="8000112" table:style-name="ce9">
            <text:p>8000112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BÉLGICA</text:p>
          </table:table-cell>
          <table:table-cell office:value-type="float" office:value="8000056" table:style-name="ce9">
            <text:p>8000056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BÓSNIA E HERZEGOVINA</text:p>
          </table:table-cell>
          <table:table-cell office:value-type="float" office:value="8000070" table:style-name="ce9">
            <text:p>8000070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BULGÁRIA</text:p>
          </table:table-cell>
          <table:table-cell office:value-type="float" office:value="8000100" table:style-name="ce9">
            <text:p>8000100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CROÁCIA</text:p>
          </table:table-cell>
          <table:table-cell office:value-type="float" office:value="8000191" table:style-name="ce9">
            <text:p>8000191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DINAMARCA</text:p>
          </table:table-cell>
          <table:table-cell office:value-type="float" office:value="8000208" table:style-name="ce9">
            <text:p>800020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ESCÓCIA</text:p>
          </table:table-cell>
          <table:table-cell office:value-type="float" office:value="8000826" table:style-name="ce9">
            <text:p>800082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ESLOVÁQUIA</text:p>
          </table:table-cell>
          <table:table-cell office:value-type="float" office:value="8000703" table:style-name="ce9">
            <text:p>800070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ESLOVÊNIA</text:p>
          </table:table-cell>
          <table:table-cell office:value-type="float" office:value="8000705" table:style-name="ce9">
            <text:p>8000705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ESPANHA</text:p>
          </table:table-cell>
          <table:table-cell office:value-type="float" office:value="8000724" table:style-name="ce9">
            <text:p>8000724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ESTÔNIA</text:p>
          </table:table-cell>
          <table:table-cell office:value-type="float" office:value="8000233" table:style-name="ce9">
            <text:p>800023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FINLÂNDIA</text:p>
          </table:table-cell>
          <table:table-cell office:value-type="float" office:value="8000246" table:style-name="ce9">
            <text:p>800024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FRANÇA</text:p>
          </table:table-cell>
          <table:table-cell office:value-type="float" office:value="8000250" table:style-name="ce9">
            <text:p>800025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GRÉCIA</text:p>
          </table:table-cell>
          <table:table-cell office:value-type="float" office:value="8000300" table:style-name="ce9">
            <text:p>800030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HOLANDA</text:p>
          </table:table-cell>
          <table:table-cell office:value-type="float" office:value="8000528" table:style-name="ce9">
            <text:p>800052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HUNGRIA</text:p>
          </table:table-cell>
          <table:table-cell office:value-type="float" office:value="8000348" table:style-name="ce9">
            <text:p>800034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INGLATERRA</text:p>
          </table:table-cell>
          <table:table-cell office:value-type="float" office:value="8000826" table:style-name="ce9">
            <text:p>800082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IRLANDA</text:p>
          </table:table-cell>
          <table:table-cell office:value-type="float" office:value="8000372" table:style-name="ce9">
            <text:p>800037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IRLANDA DO NORTE</text:p>
          </table:table-cell>
          <table:table-cell office:value-type="float" office:value="8000826" table:style-name="ce9">
            <text:p>800082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ISLÂNDIA</text:p>
          </table:table-cell>
          <table:table-cell office:value-type="float" office:value="8000352" table:style-name="ce9">
            <text:p>800035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ITÁLIA</text:p>
          </table:table-cell>
          <table:table-cell office:value-type="float" office:value="8000380" table:style-name="ce9">
            <text:p>800038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LETÔNIA</text:p>
          </table:table-cell>
          <table:table-cell office:value-type="float" office:value="8000428" table:style-name="ce9">
            <text:p>800042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LIECHTENSTEIN</text:p>
          </table:table-cell>
          <table:table-cell office:value-type="float" office:value="8000438" table:style-name="ce9">
            <text:p>800043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LITUÂNIA</text:p>
          </table:table-cell>
          <table:table-cell office:value-type="float" office:value="8000440" table:style-name="ce9">
            <text:p>800044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LUXEMBURGO</text:p>
          </table:table-cell>
          <table:table-cell office:value-type="float" office:value="8000442" table:style-name="ce9">
            <text:p>800044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ACEDÔNIA</text:p>
          </table:table-cell>
          <table:table-cell office:value-type="float" office:value="8000807" table:style-name="ce9">
            <text:p>8000807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ALTA</text:p>
          </table:table-cell>
          <table:table-cell office:value-type="float" office:value="8000470" table:style-name="ce9">
            <text:p>800047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ÔNACO</text:p>
          </table:table-cell>
          <table:table-cell office:value-type="float" office:value="8000492" table:style-name="ce9">
            <text:p>8000492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MONTENEGRO</text:p>
          </table:table-cell>
          <table:table-cell office:value-type="float" office:value="8000499" table:style-name="ce9">
            <text:p>8000499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NORUEGA</text:p>
          </table:table-cell>
          <table:table-cell office:value-type="float" office:value="8000578" table:style-name="ce9">
            <text:p>800057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PAÍS DE GALES</text:p>
          </table:table-cell>
          <table:table-cell office:value-type="float" office:value="8000826" table:style-name="ce9">
            <text:p>800082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POLÔNIA</text:p>
          </table:table-cell>
          <table:table-cell office:value-type="float" office:value="8000616" table:style-name="ce9">
            <text:p>800061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PORTUGAL</text:p>
          </table:table-cell>
          <table:table-cell office:value-type="float" office:value="8000620" table:style-name="ce9">
            <text:p>8000620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REINO UNIDO</text:p>
          </table:table-cell>
          <table:table-cell office:value-type="float" office:value="8000826" table:style-name="ce9">
            <text:p>8000826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REPÚBLICA DA MOLDAVIA</text:p>
          </table:table-cell>
          <table:table-cell office:value-type="float" office:value="8000498" table:style-name="ce9">
            <text:p>8000498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REPÚBLICA TCHECA</text:p>
          </table:table-cell>
          <table:table-cell office:value-type="float" office:value="8000203" table:style-name="ce9">
            <text:p>8000203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">
            <text:p>ROMÊNIA</text:p>
          </table:table-cell>
          <table:table-cell office:value-type="float" office:value="8000642" table:style-name="ce9">
            <text:p>8000642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RÚSSIA</text:p>
          </table:table-cell>
          <table:table-cell office:value-type="float" office:value="8000643" table:style-name="ce9">
            <text:p>8000643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SAN MARINO</text:p>
          </table:table-cell>
          <table:table-cell office:value-type="float" office:value="8000674" table:style-name="ce9">
            <text:p>8000674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SÉRVIA</text:p>
          </table:table-cell>
          <table:table-cell office:value-type="float" office:value="8000688" table:style-name="ce9">
            <text:p>8000688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SUÉCIA</text:p>
          </table:table-cell>
          <table:table-cell office:value-type="float" office:value="8000752" table:style-name="ce9">
            <text:p>8000752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SUÍÇA</text:p>
          </table:table-cell>
          <table:table-cell office:value-type="float" office:value="8000756" table:style-name="ce9">
            <text:p>8000756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UCRÂNIA</text:p>
          </table:table-cell>
          <table:table-cell office:value-type="float" office:value="8000804" table:style-name="ce9">
            <text:p>8000804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VATICANO</text:p>
          </table:table-cell>
          <table:table-cell office:value-type="float" office:value="8000336" table:style-name="ce9">
            <text:p>8000336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">
            <text:p>OCEANIA</text:p>
          </table:table-cell>
          <table:table-cell table:style-name="ce1"/>
          <table:table-cell table:style-name="ce9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style-name="ce10"/>
          <table:table-cell office:value-type="string" table:style-name="ce1">
            <text:p>AUSTRÁLIA</text:p>
          </table:table-cell>
          <table:table-cell office:value-type="float" office:value="8000036" table:style-name="ce9">
            <text:p>8000036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FEDERAÇÃO DOS ESTADOS DA MICRONÉSIA</text:p>
          </table:table-cell>
          <table:table-cell office:value-type="float" office:value="8000583" table:style-name="ce9">
            <text:p>8000583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FIJI</text:p>
          </table:table-cell>
          <table:table-cell office:value-type="float" office:value="8000242" table:style-name="ce9">
            <text:p>8000242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ILHAS MARSHALL</text:p>
          </table:table-cell>
          <table:table-cell office:value-type="float" office:value="8000584" table:style-name="ce9">
            <text:p>8000584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ILHAS SALOMÃO</text:p>
          </table:table-cell>
          <table:table-cell office:value-type="float" office:value="8000090" table:style-name="ce9">
            <text:p>8000090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KIRIBATI</text:p>
          </table:table-cell>
          <table:table-cell office:value-type="float" office:value="8000296" table:style-name="ce9">
            <text:p>8000296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NAURU</text:p>
          </table:table-cell>
          <table:table-cell office:value-type="float" office:value="8000520" table:style-name="ce9">
            <text:p>8000520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NOVA ZELÂNDIA</text:p>
          </table:table-cell>
          <table:table-cell office:value-type="float" office:value="8000554" table:style-name="ce9">
            <text:p>8000554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PALAU</text:p>
          </table:table-cell>
          <table:table-cell office:value-type="float" office:value="8000585" table:style-name="ce9">
            <text:p>8000585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PAPUA NOVA GUINÉ</text:p>
          </table:table-cell>
          <table:table-cell office:value-type="float" office:value="8000598" table:style-name="ce9">
            <text:p>8000598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SAMOA</text:p>
          </table:table-cell>
          <table:table-cell office:value-type="float" office:value="8000882" table:style-name="ce9">
            <text:p>8000882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TONGA</text:p>
          </table:table-cell>
          <table:table-cell office:value-type="float" office:value="8000776" table:style-name="ce9">
            <text:p>8000776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TUVALU</text:p>
          </table:table-cell>
          <table:table-cell office:value-type="float" office:value="8000798" table:style-name="ce9">
            <text:p>8000798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VANUATU</text:p>
          </table:table-cell>
          <table:table-cell office:value-type="float" office:value="8000548" table:style-name="ce9">
            <text:p>8000548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IGNORADO</text:p>
          </table:table-cell>
          <table:table-cell table:style-name="ce1"/>
          <table:table-cell table:style-name="ce9"/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style-name="ce10"/>
          <table:table-cell office:value-type="string" table:style-name="ce1">
            <text:p>IGNORADO</text:p>
          </table:table-cell>
          <table:table-cell office:value-type="float" office:value="8000998" table:style-name="ce9">
            <text:p>8000998</text:p>
          </table:table-cell>
          <table:table-cell table:number-columns-repeated="16381"/>
        </table:table-row>
        <table:table-row table:style-name="ro3">
          <table:table-cell table:style-name="ce10"/>
          <table:table-cell office:value-type="string" table:style-name="ce1">
            <text:p>NÃO SABIA PAÍS ESTRANGEIRO</text:p>
          </table:table-cell>
          <table:table-cell office:value-type="float" office:value="8000999" table:style-name="ce9">
            <text:p>8000999</text:p>
          </table:table-cell>
          <table:table-cell table:number-columns-repeated="16381"/>
        </table:table-row>
        <table:table-row table:number-rows-repeated="10483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andeli dos Santos Guerra</meta:initial-creator>
    <dc:creator>Tania Maria Orichio</dc:creator>
    <meta:creation-date>2012-05-07T11:59:57Z</meta:creation-date>
    <dc:date>2012-10-16T20:44:43Z</dc:date>
    <meta:print-date>2012-05-04T21:23:17Z</meta:print-date>
  </office:meta>
</office:document-meta>
</file>